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officeooo:rsid="00021b49" officeooo:paragraph-rsid="00021b49" style:font-size-asian="20pt" style:font-size-complex="2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officeooo:rsid="0003d170" officeooo:paragraph-rsid="0003d170" style:font-size-asian="20pt" style:font-size-complex="2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21b49" officeooo:paragraph-rsid="00021b49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3d170" officeooo:paragraph-rsid="0003d170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5824c" officeooo:paragraph-rsid="0005824c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8be31" officeooo:paragraph-rsid="0008be31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estion de Projet – Projet Développement Logiciel (PDL)</text:p>
      <text:p text:style-name="P1"/>
      <text:p text:style-name="P3"/>
      <text:p text:style-name="P3"/>
      <text:p text:style-name="P3"/>
      <text:p text:style-name="P6">f »rsdcsd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I) Contexte et définition du problème</text:p>
      <text:p text:style-name="P2"/>
      <text:p text:style-name="P4"/>
      <text:p text:style-name="P5">De plus en plus de fichiers exporté ou importé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40:23.006000000</meta:creation-date>
    <dc:date>2018-10-18T15:20:39.413000000</dc:date>
    <meta:editing-duration>PT18M33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4" meta:word-count="24" meta:character-count="149" meta:non-whitespace-character-count="127"/>
  </office:meta>
</office:document-meta>
</file>